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fa889" officeooo:paragraph-rsid="000fa889"/>
    </style:style>
    <style:style style:name="P2" style:family="paragraph" style:parent-style-name="Text_20_body">
      <style:text-properties style:text-underline-style="solid" style:text-underline-width="auto" style:text-underline-color="font-color" officeooo:rsid="000fa889" officeooo:paragraph-rsid="000fa889"/>
    </style:style>
    <style:style style:name="P3" style:family="paragraph" style:parent-style-name="Text_20_body">
      <style:text-properties style:text-underline-style="none" fo:font-weight="bold" officeooo:rsid="000fa889" officeooo:paragraph-rsid="000fa889" style:font-weight-asian="bold" style:font-weight-complex="bold"/>
    </style:style>
    <style:style style:name="P4" style:family="paragraph" style:parent-style-name="Text_20_body">
      <style:text-properties style:text-underline-style="none" fo:font-weight="bold" officeooo:rsid="002ce034" officeooo:paragraph-rsid="002ce034" style:font-weight-asian="bold" style:font-weight-complex="bold"/>
    </style:style>
    <style:style style:name="P5" style:family="paragraph" style:parent-style-name="Text_20_body">
      <style:text-properties style:text-underline-style="none" fo:font-weight="bold" officeooo:rsid="004998d4" officeooo:paragraph-rsid="004998d4" style:font-weight-asian="bold" style:font-weight-complex="bold"/>
    </style:style>
    <style:style style:name="P6" style:family="paragraph" style:parent-style-name="Text_20_body">
      <style:text-properties style:text-underline-style="none" fo:font-weight="bold" officeooo:rsid="0030e2a9" officeooo:paragraph-rsid="0030e2a9" style:font-weight-asian="bold" style:font-weight-complex="bold"/>
    </style:style>
    <style:style style:name="P7" style:family="paragraph" style:parent-style-name="Text_20_body">
      <style:text-properties style:text-underline-style="none" fo:font-weight="normal" officeooo:rsid="003190b3" officeooo:paragraph-rsid="003190b3" style:font-weight-asian="normal" style:font-weight-complex="normal"/>
    </style:style>
    <style:style style:name="P8" style:family="paragraph" style:parent-style-name="Text_20_body">
      <style:text-properties style:text-underline-style="none" fo:font-weight="bold" officeooo:rsid="0032e076" officeooo:paragraph-rsid="0032e076" style:font-weight-asian="bold" style:font-weight-complex="bold"/>
    </style:style>
    <style:style style:name="P9" style:family="paragraph" style:parent-style-name="Text_20_body">
      <style:text-properties style:text-underline-style="none" fo:font-weight="normal" officeooo:rsid="0035fcd9" officeooo:paragraph-rsid="0035fcd9" style:font-weight-asian="normal" style:font-weight-complex="normal"/>
    </style:style>
    <style:style style:name="P10" style:family="paragraph" style:parent-style-name="Text_20_body">
      <style:text-properties style:text-underline-style="none" fo:font-weight="bold" officeooo:rsid="0035fcd9" officeooo:paragraph-rsid="0035fcd9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37a2f6" officeooo:paragraph-rsid="0037a2f6" style:font-weight-asian="normal" style:font-weight-complex="normal"/>
    </style:style>
    <style:style style:name="P12" style:family="paragraph" style:parent-style-name="Text_20_body">
      <style:text-properties style:text-underline-style="none" fo:font-weight="bold" officeooo:rsid="00397a5d" officeooo:paragraph-rsid="00397a5d" style:font-weight-asian="bold" style:font-weight-complex="bold"/>
    </style:style>
    <style:style style:name="P13" style:family="paragraph" style:parent-style-name="Text_20_body">
      <style:text-properties style:text-underline-style="none" fo:font-weight="normal" officeooo:rsid="003a0a46" officeooo:paragraph-rsid="003a0a46" style:font-weight-asian="normal" style:font-weight-complex="normal"/>
    </style:style>
    <style:style style:name="P14" style:family="paragraph" style:parent-style-name="Text_20_body">
      <style:text-properties style:text-underline-style="none" fo:font-weight="bold" officeooo:rsid="003d96cc" officeooo:paragraph-rsid="003d96cc" style:font-weight-asian="bold" style:font-weight-complex="bold"/>
    </style:style>
    <style:style style:name="P15" style:family="paragraph" style:parent-style-name="Text_20_body">
      <style:text-properties style:text-underline-style="none" fo:font-weight="normal" officeooo:rsid="003e65af" officeooo:paragraph-rsid="003e65af" style:font-weight-asian="normal" style:font-weight-complex="normal"/>
    </style:style>
    <style:style style:name="P16" style:family="paragraph" style:parent-style-name="Text_20_body">
      <style:text-properties style:text-underline-style="none" fo:font-weight="bold" officeooo:rsid="003f9bfc" officeooo:paragraph-rsid="003f9bfc" style:font-weight-asian="bold" style:font-weight-complex="bold"/>
    </style:style>
    <style:style style:name="P17" style:family="paragraph" style:parent-style-name="Text_20_body">
      <style:text-properties style:text-underline-style="none" fo:font-weight="normal" officeooo:rsid="0040f26e" officeooo:paragraph-rsid="0040f26e" style:font-weight-asian="normal" style:font-weight-complex="normal"/>
    </style:style>
    <style:style style:name="P18" style:family="paragraph" style:parent-style-name="Text_20_body">
      <style:text-properties style:text-underline-style="none" fo:font-weight="bold" officeooo:rsid="004163a3" officeooo:paragraph-rsid="004163a3" style:font-weight-asian="bold" style:font-weight-complex="bold"/>
    </style:style>
    <style:style style:name="P19" style:family="paragraph" style:parent-style-name="Text_20_body">
      <style:text-properties style:text-underline-style="none" fo:font-weight="normal" officeooo:rsid="004173cb" officeooo:paragraph-rsid="004173cb" style:font-weight-asian="normal" style:font-weight-complex="normal"/>
    </style:style>
    <style:style style:name="P20" style:family="paragraph" style:parent-style-name="Text_20_body">
      <style:text-properties style:text-underline-style="none" fo:font-weight="bold" officeooo:rsid="00452813" officeooo:paragraph-rsid="00452813" style:font-weight-asian="bold" style:font-weight-complex="bold"/>
    </style:style>
    <style:style style:name="P21" style:family="paragraph" style:parent-style-name="Text_20_body">
      <style:text-properties style:text-underline-style="none" fo:font-weight="normal" officeooo:rsid="0046f013" officeooo:paragraph-rsid="0046f013" style:font-weight-asian="normal" style:font-weight-complex="normal"/>
    </style:style>
    <style:style style:name="P22" style:family="paragraph" style:parent-style-name="Text_20_body">
      <style:text-properties style:text-underline-style="none" fo:font-weight="bold" officeooo:rsid="004a4c73" officeooo:paragraph-rsid="004a4c73" style:font-weight-asian="bold" style:font-weight-complex="bold"/>
    </style:style>
    <style:style style:name="P23" style:family="paragraph" style:parent-style-name="Text_20_body">
      <style:text-properties style:text-underline-style="none" fo:font-weight="normal" officeooo:rsid="004a5693" officeooo:paragraph-rsid="004a5693" style:font-weight-asian="normal" style:font-weight-complex="normal"/>
    </style:style>
    <style:style style:name="P24" style:family="paragraph" style:parent-style-name="Text_20_body">
      <style:text-properties style:text-underline-style="none" fo:font-weight="bold" officeooo:rsid="004a5693" officeooo:paragraph-rsid="004a5693" style:font-weight-asian="bold" style:font-weight-complex="bold"/>
    </style:style>
    <style:style style:name="P25" style:family="paragraph" style:parent-style-name="Text_20_body">
      <style:text-properties style:text-underline-style="none" fo:font-weight="bold" officeooo:rsid="004bf88d" officeooo:paragraph-rsid="004bf88d" style:font-weight-asian="bold" style:font-weight-complex="bold"/>
    </style:style>
    <style:style style:name="P26" style:family="paragraph" style:parent-style-name="Text_20_body">
      <style:text-properties style:text-underline-style="none" fo:font-weight="normal" officeooo:rsid="004d4b71" officeooo:paragraph-rsid="004d4b71" style:font-weight-asian="normal" style:font-weight-complex="normal"/>
    </style:style>
    <style:style style:name="P27" style:family="paragraph" style:parent-style-name="Text_20_body">
      <style:text-properties style:text-underline-style="none" fo:font-weight="bold" officeooo:rsid="004eb873" officeooo:paragraph-rsid="004eb873" style:font-weight-asian="bold" style:font-weight-complex="bold"/>
    </style:style>
    <style:style style:name="P28" style:family="paragraph" style:parent-style-name="Text_20_body">
      <style:text-properties style:text-underline-style="none" fo:font-weight="normal" officeooo:rsid="004f1745" officeooo:paragraph-rsid="004f1745" style:font-weight-asian="normal" style:font-weight-complex="normal"/>
    </style:style>
    <style:style style:name="P29" style:family="paragraph" style:parent-style-name="Text_20_body">
      <style:text-properties style:text-underline-style="none" fo:font-weight="bold" officeooo:rsid="004f1745" officeooo:paragraph-rsid="004f1745" style:font-weight-asian="bold" style:font-weight-complex="bold"/>
    </style:style>
    <style:style style:name="P30" style:family="paragraph" style:parent-style-name="Text_20_body">
      <style:text-properties fo:font-weight="bold" officeooo:rsid="0050efd5" officeooo:paragraph-rsid="0050efd5" style:font-weight-asian="bold" style:font-weight-complex="bold"/>
    </style:style>
    <style:style style:name="P31" style:family="paragraph" style:parent-style-name="Text_20_body">
      <style:text-properties fo:font-weight="normal" officeooo:rsid="00523c50" officeooo:paragraph-rsid="00523c50" style:font-weight-asian="normal" style:font-weight-complex="normal"/>
    </style:style>
    <style:style style:name="P32" style:family="paragraph" style:parent-style-name="Text_20_body">
      <style:text-properties fo:font-weight="bold" officeooo:rsid="005254b9" officeooo:paragraph-rsid="005254b9" style:font-weight-asian="bold" style:font-weight-complex="bold"/>
    </style:style>
    <style:style style:name="P33" style:family="paragraph" style:parent-style-name="Text_20_body">
      <style:text-properties fo:font-weight="normal" officeooo:rsid="00534dd4" officeooo:paragraph-rsid="00534dd4" style:font-weight-asian="normal" style:font-weight-complex="normal"/>
    </style:style>
    <style:style style:name="P34" style:family="paragraph" style:parent-style-name="Text_20_body">
      <style:text-properties fo:font-weight="bold" officeooo:rsid="0054caca" officeooo:paragraph-rsid="0054caca" style:font-weight-asian="bold" style:font-weight-complex="bold"/>
    </style:style>
    <style:style style:name="P35" style:family="paragraph" style:parent-style-name="Text_20_body">
      <style:text-properties fo:font-weight="normal" officeooo:rsid="0054caca" officeooo:paragraph-rsid="0054caca" style:font-weight-asian="normal" style:font-weight-complex="normal"/>
    </style:style>
    <style:style style:name="P36" style:family="paragraph" style:parent-style-name="Text_20_body">
      <style:text-properties fo:font-weight="bold" officeooo:rsid="0059015c" officeooo:paragraph-rsid="0059015c" style:font-weight-asian="bold" style:font-weight-complex="bold"/>
    </style:style>
    <style:style style:name="P37" style:family="paragraph" style:parent-style-name="Text_20_body">
      <style:text-properties fo:font-weight="normal" officeooo:rsid="005a6b40" officeooo:paragraph-rsid="005a6b40" style:font-weight-asian="normal" style:font-weight-complex="normal"/>
    </style:style>
    <style:style style:name="P38" style:family="paragraph" style:parent-style-name="Text_20_body">
      <style:text-properties fo:font-weight="bold" officeooo:rsid="005a6b40" officeooo:paragraph-rsid="005a6b40" style:font-weight-asian="bold" style:font-weight-complex="bold"/>
    </style:style>
    <style:style style:name="P39" style:family="paragraph" style:parent-style-name="Text_20_body">
      <style:text-properties fo:font-weight="bold" officeooo:rsid="005b5141" officeooo:paragraph-rsid="005b5141" style:font-weight-asian="bold" style:font-weight-complex="bold"/>
    </style:style>
    <style:style style:name="P40" style:family="paragraph" style:parent-style-name="Text_20_body">
      <style:text-properties fo:font-weight="normal" officeooo:rsid="005b9d18" officeooo:paragraph-rsid="005b9d18" style:font-weight-asian="normal" style:font-weight-complex="normal"/>
    </style:style>
    <style:style style:name="P41" style:family="paragraph" style:parent-style-name="Text_20_body">
      <style:text-properties fo:font-weight="bold" officeooo:rsid="005b9d18" officeooo:paragraph-rsid="005b9d18" style:font-weight-asian="bold" style:font-weight-complex="bold"/>
    </style:style>
    <style:style style:name="P42" style:family="paragraph" style:parent-style-name="Text_20_body">
      <style:text-properties fo:font-weight="bold" officeooo:rsid="005f35f5" officeooo:paragraph-rsid="005f35f5" style:font-weight-asian="bold" style:font-weight-complex="bold"/>
    </style:style>
    <style:style style:name="P43" style:family="paragraph" style:parent-style-name="Text_20_body">
      <style:text-properties fo:font-weight="bold" officeooo:rsid="00604027" officeooo:paragraph-rsid="00604027" style:font-weight-asian="bold" style:font-weight-complex="bold"/>
    </style:style>
    <style:style style:name="P44" style:family="paragraph" style:parent-style-name="Text_20_body">
      <style:text-properties fo:font-weight="normal" officeooo:rsid="00604027" officeooo:paragraph-rsid="00604027" style:font-weight-asian="normal" style:font-weight-complex="normal"/>
    </style:style>
    <style:style style:name="P45" style:family="paragraph" style:parent-style-name="Text_20_body">
      <style:text-properties fo:font-weight="bold" officeooo:rsid="0060cd69" officeooo:paragraph-rsid="0060cd69" style:font-weight-asian="bold" style:font-weight-complex="bold"/>
    </style:style>
    <style:style style:name="P46" style:family="paragraph" style:parent-style-name="Text_20_body">
      <style:text-properties fo:font-weight="normal" officeooo:rsid="0060cd69" officeooo:paragraph-rsid="0060cd69" style:font-weight-asian="normal" style:font-weight-complex="normal"/>
    </style:style>
    <style:style style:name="P47" style:family="paragraph" style:parent-style-name="Text_20_body">
      <style:text-properties fo:font-weight="normal" officeooo:rsid="0061f7cb" officeooo:paragraph-rsid="0061f7cb" style:font-weight-asian="normal" style:font-weight-complex="normal"/>
    </style:style>
    <style:style style:name="P48" style:family="paragraph" style:parent-style-name="Text_20_body">
      <style:text-properties fo:font-weight="bold" officeooo:rsid="00636726" officeooo:paragraph-rsid="00636726" style:font-weight-asian="bold" style:font-weight-complex="bold"/>
    </style:style>
    <style:style style:name="P49" style:family="paragraph" style:parent-style-name="Text_20_body">
      <style:text-properties fo:font-weight="normal" officeooo:rsid="00654440" officeooo:paragraph-rsid="006689e7" style:font-weight-asian="normal" style:font-weight-complex="normal"/>
    </style:style>
    <style:style style:name="P50" style:family="paragraph" style:parent-style-name="Text_20_body">
      <style:text-properties fo:font-weight="normal" officeooo:rsid="006689e7" officeooo:paragraph-rsid="006689e7" style:font-weight-asian="normal" style:font-weight-complex="normal"/>
    </style:style>
    <style:style style:name="P51" style:family="paragraph" style:parent-style-name="Text_20_body">
      <style:text-properties fo:font-weight="bold" officeooo:rsid="0067c01a" officeooo:paragraph-rsid="0067c01a" style:font-weight-asian="bold" style:font-weight-complex="bold"/>
    </style:style>
    <style:style style:name="P52" style:family="paragraph" style:parent-style-name="Text_20_body">
      <style:text-properties fo:font-weight="normal" officeooo:rsid="006a133c" officeooo:paragraph-rsid="006a133c" style:font-weight-asian="normal" style:font-weight-complex="normal"/>
    </style:style>
    <style:style style:name="P53" style:family="paragraph" style:parent-style-name="Standard">
      <style:text-properties officeooo:paragraph-rsid="00119c33"/>
    </style:style>
    <style:style style:name="P54" style:family="paragraph" style:parent-style-name="Standard">
      <style:text-properties style:text-underline-style="none" fo:font-weight="normal" officeooo:rsid="00119c33" officeooo:paragraph-rsid="00119c33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137068" officeooo:paragraph-rsid="00119c33" style:font-weight-asian="normal" style:font-weight-complex="normal"/>
    </style:style>
    <style:style style:name="P56" style:family="paragraph" style:parent-style-name="Standard">
      <style:text-properties style:text-underline-style="none" fo:font-weight="bold" officeooo:rsid="001447af" officeooo:paragraph-rsid="00119c33" style:font-weight-asian="bold" style:font-weight-complex="bold"/>
    </style:style>
    <style:style style:name="P57" style:family="paragraph" style:parent-style-name="Standard">
      <style:text-properties style:text-underline-style="none" fo:font-weight="normal" officeooo:rsid="0014b501" officeooo:paragraph-rsid="00119c33" style:font-weight-asian="normal" style:font-weight-complex="normal"/>
    </style:style>
    <style:style style:name="P58" style:family="paragraph" style:parent-style-name="Standard">
      <style:text-properties style:text-underline-style="none" fo:font-weight="bold" officeooo:rsid="0014b501" officeooo:paragraph-rsid="00119c33" style:font-weight-asian="bold" style:font-weight-complex="bold"/>
    </style:style>
    <style:style style:name="P59" style:family="paragraph" style:parent-style-name="Standard">
      <style:text-properties style:text-underline-style="none" fo:font-weight="normal" officeooo:rsid="00151af0" officeooo:paragraph-rsid="00119c33" style:font-weight-asian="normal" style:font-weight-complex="normal"/>
    </style:style>
    <style:style style:name="P60" style:family="paragraph" style:parent-style-name="Standard">
      <style:text-properties style:text-underline-style="none" fo:font-weight="bold" officeooo:rsid="00151af0" officeooo:paragraph-rsid="00119c33" style:font-weight-asian="bold" style:font-weight-complex="bold"/>
    </style:style>
    <style:style style:name="P61" style:family="paragraph" style:parent-style-name="Standard">
      <style:text-properties style:text-underline-style="none" fo:font-weight="normal" officeooo:rsid="0016f63c" officeooo:paragraph-rsid="00119c33" style:font-weight-asian="normal" style:font-weight-complex="normal"/>
    </style:style>
    <style:style style:name="P62" style:family="paragraph" style:parent-style-name="Standard">
      <style:text-properties style:text-underline-style="none" fo:font-weight="bold" officeooo:rsid="001886a9" officeooo:paragraph-rsid="00119c33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18e688" officeooo:paragraph-rsid="0018e688" style:font-weight-asian="bold" style:font-weight-complex="bold"/>
    </style:style>
    <style:style style:name="P64" style:family="paragraph" style:parent-style-name="Standard">
      <style:text-properties style:text-underline-style="none" fo:font-weight="normal" officeooo:rsid="0018e688" officeooo:paragraph-rsid="0018e688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1b7258" officeooo:paragraph-rsid="0018e688" style:font-weight-asian="normal" style:font-weight-complex="normal"/>
    </style:style>
    <style:style style:name="P66" style:family="paragraph" style:parent-style-name="Standard">
      <style:text-properties style:text-underline-style="none" fo:font-weight="bold" officeooo:rsid="001b7258" officeooo:paragraph-rsid="0018e688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01cc32a" officeooo:paragraph-rsid="0018e688" style:font-weight-asian="bold" style:font-weight-complex="bold"/>
    </style:style>
    <style:style style:name="P68" style:family="paragraph" style:parent-style-name="Standard">
      <style:text-properties style:text-underline-style="none" fo:font-weight="normal" officeooo:rsid="001d65b6" officeooo:paragraph-rsid="0018e688" style:font-weight-asian="normal" style:font-weight-complex="normal"/>
    </style:style>
    <style:style style:name="P69" style:family="paragraph" style:parent-style-name="Standard">
      <style:text-properties style:text-underline-style="none" fo:font-weight="bold" officeooo:rsid="001d65b6" officeooo:paragraph-rsid="0018e688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25ee7e" officeooo:paragraph-rsid="0025ee7e" style:font-weight-asian="bold" style:font-weight-complex="bold"/>
    </style:style>
    <style:style style:name="P71" style:family="paragraph" style:parent-style-name="Standard">
      <style:text-properties style:text-underline-style="none" fo:font-weight="normal" officeooo:rsid="0026e2b4" officeooo:paragraph-rsid="0026e2b4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280b72" officeooo:paragraph-rsid="00280b72" style:font-weight-asian="normal" style:font-weight-complex="normal"/>
    </style:style>
    <style:style style:name="P73" style:family="paragraph" style:parent-style-name="Standard">
      <style:text-properties style:text-underline-style="none" fo:font-weight="bold" officeooo:rsid="00280b72" officeooo:paragraph-rsid="00280b72" style:font-weight-asian="bold" style:font-weight-complex="bold"/>
    </style:style>
    <style:style style:name="P74" style:family="paragraph" style:parent-style-name="Standard">
      <style:text-properties style:text-underline-style="none" fo:font-weight="normal" officeooo:rsid="00280b72" officeooo:paragraph-rsid="0029de12" style:font-weight-asian="normal" style:font-weight-complex="normal"/>
    </style:style>
    <style:style style:name="T1" style:family="text">
      <style:text-properties officeooo:rsid="003c8442"/>
    </style:style>
    <style:style style:name="T2" style:family="text">
      <style:text-properties officeooo:rsid="003bae7f"/>
    </style:style>
    <style:style style:name="T3" style:family="text">
      <style:text-properties officeooo:rsid="004163a3"/>
    </style:style>
    <style:style style:name="T4" style:family="text">
      <style:text-properties officeooo:rsid="0046f013"/>
    </style:style>
    <style:style style:name="T5" style:family="text">
      <style:text-properties officeooo:rsid="0047cb59"/>
    </style:style>
    <style:style style:name="T6" style:family="text">
      <style:text-properties officeooo:rsid="004a6f36"/>
    </style:style>
    <style:style style:name="T7" style:family="text">
      <style:text-properties officeooo:rsid="004bc2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0efd5"/>
    </style:style>
    <style:style style:name="T10" style:family="text">
      <style:text-properties officeooo:rsid="005356de"/>
    </style:style>
    <style:style style:name="T11" style:family="text">
      <style:text-properties officeooo:rsid="0057fb7f"/>
    </style:style>
    <style:style style:name="T12" style:family="text">
      <style:text-properties officeooo:rsid="005b5141"/>
    </style:style>
    <style:style style:name="T13" style:family="text">
      <style:text-properties officeooo:rsid="006268cd"/>
    </style:style>
    <style:style style:name="T14" style:family="text">
      <style:text-properties officeooo:rsid="006689e7"/>
    </style:style>
    <style:style style:name="T15" style:family="text">
      <style:text-properties fo:font-weight="bold" officeooo:rsid="006689e7" style:font-weight-asian="bold" style:font-weight-complex="bold"/>
    </style:style>
    <style:style style:name="T16" style:family="text">
      <style:text-properties fo:font-weight="bold" officeooo:rsid="00119c33" style:font-weight-asian="bold" style:font-weight-complex="bold"/>
    </style:style>
    <style:style style:name="T17" style:family="text">
      <style:text-properties officeooo:rsid="00134c76"/>
    </style:style>
    <style:style style:name="T18" style:family="text">
      <style:text-properties fo:font-weight="bold" officeooo:rsid="00137068" style:font-weight-asian="bold" style:font-weight-complex="bold"/>
    </style:style>
    <style:style style:name="T19" style:family="text">
      <style:text-properties officeooo:rsid="001447af"/>
    </style:style>
    <style:style style:name="T20" style:family="text">
      <style:text-properties fo:font-weight="bold" officeooo:rsid="001447af" style:font-weight-asian="bold" style:font-weight-complex="bold"/>
    </style:style>
    <style:style style:name="T21" style:family="text">
      <style:text-properties fo:font-weight="normal" officeooo:rsid="0014b501" style:font-weight-asian="normal" style:font-weight-complex="normal"/>
    </style:style>
    <style:style style:name="T22" style:family="text">
      <style:text-properties fo:font-weight="normal" officeooo:rsid="00151af0" style:font-weight-asian="normal" style:font-weight-complex="normal"/>
    </style:style>
    <style:style style:name="T23" style:family="text">
      <style:text-properties fo:font-weight="normal" officeooo:rsid="0016f63c" style:font-weight-asian="normal" style:font-weight-complex="normal"/>
    </style:style>
    <style:style style:name="T24" style:family="text">
      <style:text-properties fo:font-weight="bold" officeooo:rsid="001886a9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a9604" style:font-weight-asian="normal" style:font-weight-complex="normal"/>
    </style:style>
    <style:style style:name="T27" style:family="text">
      <style:text-properties fo:font-weight="normal" officeooo:rsid="001b7258" style:font-weight-asian="normal" style:font-weight-complex="normal"/>
    </style:style>
    <style:style style:name="T28" style:family="text">
      <style:text-properties fo:font-weight="bold" officeooo:rsid="001cc32a" style:font-weight-asian="bold" style:font-weight-complex="bold"/>
    </style:style>
    <style:style style:name="T29" style:family="text">
      <style:text-properties fo:font-weight="normal" officeooo:rsid="001d65b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s Recuperación Ud7</text:p>
      <text:p text:style-name="P2"/>
      <text:p text:style-name="P2"/>
      <text:p text:style-name="P3">4. Analiza la usabilidad y navegabilidad de la página web de la marca Apple ( <text:a xlink:type="simple" xlink:href="https://www.apple.com/es/" text:style-name="Internet_20_link" text:visited-style-name="Visited_20_Internet_20_Link">https://www.apple.com/es/</text:a> ). Para ello debes analizar cada uno de los puntos que se indican en las pautas de usabilidad (puntos 4 y 5 de los apuntes). Pon ejemplos concretos.</text:p>
      <text:p text:style-name="P4">Usabilidad: </text:p>
      <text:p text:style-name="P5">Leyes de la Usabilidad: </text:p>
      <text:p text:style-name="P6">1. Ley de Fitts:</text:p>
      <text:p text:style-name="P7">Los botones de las funciones mas comunes son grandes y estan bien ubicados.</text:p>
      <text:p text:style-name="P8">2. <text:s/>Ley de Hick:</text:p>
      <text:p text:style-name="P9">Las opciones de la pagina son pocas y concisas haciendo mas sencilla la elección del usuario.</text:p>
      <text:p text:style-name="P10">3. Ley de la Proximidad:</text:p>
      <text:p text:style-name="P11">Los textos y las imagenes se dividen en bloques donde los objetos relacionados estan proximos entre si, facilitando entender la pagina. </text:p>
      <text:p text:style-name="P12">4. Ley de la Simplicidad:</text:p>
      <text:p text:style-name="P13">La interfaz de toda la pagina <text:s/>es simple y minimalista <text:span text:style-name="T1">h</text:span>aci<text:span text:style-name="T2">e</text:span>ndola facil de entede y facilitando la navegación por ella.</text:p>
      <text:p text:style-name="P14">5. Ley de Consistencia:</text:p>
      <text:p text:style-name="P15">El estilo visual de la pagina se mantiene en todos los productos e intefaces de la pagina , mismo comportamiento y diseño. </text:p>
      <text:p text:style-name="P16">6. Ley de la Retroalimentación:</text:p>
      <text:p text:style-name="P17">Al inter<text:span text:style-name="T3">a</text:span>ctuar una funcion como por ejemplo añadir algo <text:span text:style-name="T4">a la bolsa</text:span> <text:span text:style-name="T3">la respuesta es inmediata es decir apartece el cambio visual en </text:span><text:span text:style-name="T4">la bolsa</text:span><text:span text:style-name="T3"> al instante.</text:span></text:p>
      <text:p text:style-name="P18">7. Ley de la Jerarquía Visual:</text:p>
      <text:p text:style-name="P19">Los nuevos productos los cuales en la pagina de apple nos los mas importantes ocupan los primeros bloques a toda pantalla realzando estos productos ademas de tener tipografías y colores destacados.</text:p>
      <text:p text:style-name="P20">8. Ley del Reconocimiento sobre la Memorización:</text:p>
      <text:p text:style-name="P21">Las opciones de fucnion como <text:span text:style-name="T5">la bolsa y el boton de busqueda etc. , son tipicas e intuitivas haciendo que el usuario pueda interactuar por intuicion sin necesidad de memorizar nada.</text:span></text:p>
      <text:p text:style-name="P21"/>
      <text:p text:style-name="P21"/>
      <text:p text:style-name="P21"><text:soft-page-break/></text:p>
      <text:p text:style-name="P5">Leyes de la Experiencia del Usuario:</text:p>
      <text:p text:style-name="P22">1. Ley de Prägnanz:</text:p>
      <text:p text:style-name="P23">La pagina de Apple tiene un diseño simple y minimalista lo cual hace que el usuario entienda visualmete la pagina.</text:p>
      <text:p text:style-name="P24">2. Ley de Hick:</text:p>
      <text:p text:style-name="P23">Las <text:span text:style-name="T6">opciones que proporciona a la pagina <text:s/>de Apple </text:span><text:span text:style-name="T7">al ser pocas y claras hacen que el ususario no tarde en tomar una decisión. </text:span></text:p>
      <text:p text:style-name="P25">3. Ley de Teasler:</text:p>
      <text:p text:style-name="P26">La <text:s/>pagina de Apple es bastante sencilla pero en el apartado de configuracion de los productos tiene una complejidad irreducible. </text:p>
      <text:p text:style-name="P27">4. Ley de la Proximidad:</text:p>
      <text:p text:style-name="P28">Al igual que en la la ley de usabilida apple agrupa bien los elementos relacionados.</text:p>
      <text:p text:style-name="P29">5. Ley de Posicion Serial:</text:p>
      <text:p text:style-name="P28">En la pagina de Apple los productos nuevos o principales siempre se ubican <text:s/>al principio y destaca la novedad al final de la misma.</text:p>
      <text:p text:style-name="P28"><text:span text:style-name="T8">6. Ley de Fitts:</text:span></text:p>
      <text:p text:style-name="P28"><text:s/><text:span text:style-name="T9">En al pagina de Apple los elementos son grandes haciendo que no sea dificil ni tardado el acceso a estos. </text:span></text:p>
      <text:p text:style-name="P30">7. Ley de Parkinson:</text:p>
      <text:p text:style-name="P31">Apple reduce al maximo las tareas comunes , evitando las interfaces sobrecargadas.</text:p>
      <text:p text:style-name="P32">8. Efecto Von Restorff:</text:p>
      <text:p text:style-name="P33">Apple <text:span text:style-name="T10">Resalta los produtos nuevos o en tendencia los resalta de manera ‘diferente’ a los demas haciendo que a los usuarios les sea mas sencillo recordarlo. </text:span></text:p>
      <text:p text:style-name="P34">9. Principio de Pareto:</text:p>
      <text:p text:style-name="P35"><text:span text:style-name="T11">La pagina de </text:span>Apple aplica este principio destacando en la portada sus productos más vendidos o importantes: iPhone, MacBook y Apple Watch. </text:p>
      <text:p text:style-name="P36">10. Efecto Zeigarnik:</text:p>
      <text:p text:style-name="P37">La pagina de Apple en el proceso de compra si no esta completo te avisa de que debes finalizar esta cada vez que haccedes a esta.</text:p>
      <text:p text:style-name="P38">11. Ley de Miller:</text:p>
      <text:p text:style-name="P37">En la pagina de Apple <text:span text:style-name="T12">tiene pocas opciones haciendo sencillo para el usuario recordarlas.</text:span></text:p>
      <text:p text:style-name="P39">12. Ley de Jakob:</text:p>
      <text:p text:style-name="P40">La pagina de Apple sigue un patron tipico y ya conocido , facilitando al usuario la navegacion pro ella.</text:p>
      <text:p text:style-name="P40"><text:soft-page-break/></text:p>
      <text:p text:style-name="P41">5. Analiza la usabilidad y navegabilidad de la página web de la ONCE (https://www.once.es/). Para ello debes analizar cada uno de los puntos que se indican en las pautas de usabilidad (puntos 4 y 5 de los apuntes). Pon ejemplos concretos.</text:p>
      <text:p text:style-name="P42">Usabilidad: </text:p>
      <text:p text:style-name="P43">Leyes de la Usabilidad: </text:p>
      <text:p text:style-name="P43">1. Ley de Fitts:</text:p>
      <text:p text:style-name="P44">La pagina de la Once usa botones grandes y bien visibles para facilitar la usabilidad para personas con movilidad reducida. </text:p>
      <text:p text:style-name="P45">2. Ley de Hick:</text:p>
      <text:p text:style-name="P46">La pagina de de la Once tiene un menu claro y con pocas opciones.</text:p>
      <text:p text:style-name="P45">3. Ley de la Proximidad:</text:p>
      <text:p text:style-name="P46">La organización de la pagina de la Once esta organizada en bloques como “Juegos”, “Actualidad”, etc. , manteniendo agrupaciones coerentes.</text:p>
      <text:p text:style-name="P45">4. Ley de la Simplicidad:</text:p>
      <text:p text:style-name="P46">La estructura de la web por lo general es bastante clara y simple y sin elementos innecesarios.</text:p>
      <text:p text:style-name="P45">5. Ley de la Consistencia:</text:p>
      <text:p text:style-name="P47">El diseño de <text:span text:style-name="T13">todas la interfaces de la pagina es igual teniendo un diseño consistente.</text:span></text:p>
      <text:p text:style-name="P48">6. Ley de la Retroalimentación:</text:p>
      <text:p text:style-name="P49">Al ralizar funciones como el cambio de idioma <text:span text:style-name="T14">se recibe respuestas inmediatas.</text:span></text:p>
      <text:p text:style-name="P49"><text:span text:style-name="T15">7. Ley de la Jerarquía Visual:</text:span></text:p>
      <text:p text:style-name="P50">En la pagina se resaltan las opciones importantes como las opciones de informacion como ‘Autonomía personal’, ‘Educación inclusiva’… .</text:p>
      <text:p text:style-name="P51">8. Reconocimiento sobre memorización:</text:p>
      <text:p text:style-name="P52">La pagina usa algunos iconos familiares como por ejemplo los de algunas redes sociale para que para el usuario sea sencillo recordarlo.</text:p>
      <text:p text:style-name="P3">6. Realiza un estudio de caso de mejora de usabilidad para la página web de Zara (https://www.zara.com/). Utiliza para ello los principios heurísticos de usabilidad descritos en el apartado 5.3</text:p>
      <text:p text:style-name="P53">→ <text:span text:style-name="T8">Visibilidad del estado del sistema </text:span><text:span text:style-name="T16">:</text:span></text:p>
      <text:p text:style-name="P54"/>
      <text:p text:style-name="P54"><text:tab/><text:span text:style-name="T17">Mejoraria este principio incorporando idicadores visuales para las acciones.</text:span></text:p>
      <text:p text:style-name="P54"/>
      <text:p text:style-name="P54">→ <text:span text:style-name="T18">Coincidencia entre el sistema y mundo real : </text:span></text:p>
      <text:p text:style-name="P55"/>
      <text:p text:style-name="P55"><text:tab/><text:span text:style-name="T19">Mejoraria este principio substituyendo algunos terminos por un lenguaje mas coloquial.</text:span></text:p>
      <text:p text:style-name="P55"/>
      <text:p text:style-name="P55"><text:soft-page-break/>→ <text:span text:style-name="T20">Control y liberdad del usuario: </text:span></text:p>
      <text:p text:style-name="P56"/>
      <text:p text:style-name="P56"><text:tab/><text:span text:style-name="T21">Mejoraria este principio permitiendo usar las teclas para interectuar con las paginas por ejemplo usar la tecla ESC para cerrar pestañas.</text:span></text:p>
      <text:p text:style-name="P57"/>
      <text:p text:style-name="P57">→ <text:span text:style-name="T8">Consistencia y estándares: </text:span></text:p>
      <text:p text:style-name="P58"/>
      <text:p text:style-name="P58"><text:tab/><text:span text:style-name="T22">Mejoraria este pricipio nombrando de la misma manera las funciones en la interfaz movil que en la interfaz de escritorio.</text:span></text:p>
      <text:p text:style-name="P59"/>
      <text:p text:style-name="P59">→ <text:span text:style-name="T8">Prevención de Eerrores: </text:span></text:p>
      <text:p text:style-name="P60"/>
      <text:p text:style-name="P60"><text:tab/><text:span text:style-name="T23">Mejoraria este pricipio insetando la validacionde los errores en tiempo real y mensajes claros que el usuario entienda.</text:span></text:p>
      <text:p text:style-name="P61"/>
      <text:p text:style-name="P61">→ <text:span text:style-name="T24">Reconocimiento en lugar de recuerdo: </text:span></text:p>
      <text:p text:style-name="P62"/>
      <text:p text:style-name="P63"><text:tab/><text:span text:style-name="T25">Mejoraria este principio guardando las elecciones mas comunes o las que mas hace el usuario.</text:span></text:p>
      <text:p text:style-name="P64"/>
      <text:p text:style-name="P64">→ <text:span text:style-name="T8">Flexibilidad y eficiencia de uso: </text:span></text:p>
      <text:p text:style-name="P63"/>
      <text:p text:style-name="P63"><text:tab/><text:span text:style-name="T25">Mejoraria este principio incluyendo funciones como la de favoritos como funcion rapida para los usuarios.</text:span></text:p>
      <text:p text:style-name="P64"/>
      <text:p text:style-name="P64">→ <text:span text:style-name="T8">Diseño estético y minimalista: </text:span></text:p>
      <text:p text:style-name="P63"/>
      <text:p text:style-name="P63"><text:tab/><text:span text:style-name="T26">Mejorar</text:span><text:span text:style-name="T27">ia </text:span><text:span text:style-name="T26">este principio </text:span><text:span text:style-name="T27">añadiendo constraste para mejorar la legiubilidad de la pagina.</text:span></text:p>
      <text:p text:style-name="P65"/>
      <text:p text:style-name="P65">→ <text:span text:style-name="T8">Ayuda y documentación: </text:span></text:p>
      <text:p text:style-name="P66"/>
      <text:p text:style-name="P66"><text:tab/><text:span text:style-name="T25">Mejoraria este pricipio añadiendo una funcion o un icono de ayuda que sea haccesible en todas las interfaces de la pagina.</text:span></text:p>
      <text:p text:style-name="P65"/>
      <text:p text:style-name="P65"/>
      <text:p text:style-name="P65">→ <text:span text:style-name="T28">Prevención de problemas: </text:span></text:p>
      <text:p text:style-name="P67"/>
      <text:p text:style-name="P67"><text:tab/><text:span text:style-name="T29">Mejoraria este principio incluyendo automaticas para los usuarios basadas en sus interacciones. </text:span></text:p>
      <text:p text:style-name="P68"/>
      <text:p text:style-name="P68"/>
      <text:p text:style-name="P68"/>
      <text:p text:style-name="P69">11.Imagina que vas a llevar a cabo una prueba de usuario para el siguiente sitio web: <text:a xlink:type="simple" xlink:href="https://www.champlaintours.com/" text:style-name="Internet_20_link" text:visited-style-name="Visited_20_Internet_20_Link">https://www.champlaintours.com/</text:a> . Crea un formulario o tabla con las preguntas y tareas concretas. Incluye al menos 2 tareas y 5 preguntas. </text:p>
      <text:p text:style-name="P69"/>
      <text:p text:style-name="P70">Tareas : </text:p>
      <text:p text:style-name="P70"/>
      <text:p text:style-name="P71">1 → Busca un tour para el mes siguiente.</text:p>
      <text:p text:style-name="P72">2→ Reserva una excursión.</text:p>
      <text:p text:style-name="P72"/>
      <text:p text:style-name="P73">Preguntas: </text:p>
      <text:p text:style-name="P73"><text:soft-page-break/></text:p>
      <text:p text:style-name="P72">1 →¿Fue sencillo encontrar lo que buscabas ? </text:p>
      <text:p text:style-name="P72"/>
      <text:p text:style-name="P72">2→ ¿Que tarea te resulto mas sencilla o intuitiva de realizar?</text:p>
      <text:p text:style-name="P72"/>
      <text:p text:style-name="P72">3→ ¿Que parte de la pagina te parecio mas atractiva ?</text:p>
      <text:p text:style-name="P72"/>
      <text:p text:style-name="P72">4 → ¿Te resulto útil o sufuciente la información que proporciona la pagina respecto a las tareas a realizar ?</text:p>
      <text:p text:style-name="P72"/>
      <text:p text:style-name="P74">5→ ¿Recomendarias este sitio a personas cercanas ?</text:p>
      <text:p text:style-name="P74"/>
      <text:p text:style-name="P74"/>
      <text:p text:style-name="P74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8:50:41.595859500</meta:creation-date>
    <dc:date>2025-05-12T13:44:41.546166900</dc:date>
    <meta:editing-duration>PT5H42M35S</meta:editing-duration>
    <meta:editing-cycles>89</meta:editing-cycles>
    <meta:generator>LibreOffice/25.2.2.2$Windows_X86_64 LibreOffice_project/7370d4be9e3cf6031a51beef54ff3bda878e3fac</meta:generator>
    <meta:document-statistic meta:table-count="0" meta:image-count="0" meta:object-count="0" meta:page-count="5" meta:paragraph-count="96" meta:word-count="1143" meta:character-count="6815" meta:non-whitespace-character-count="5724"/>
  </office:meta>
</office:document-meta>
</file>